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ard" style:master-page-name="MP0" style:family="paragraph">
      <style:paragraph-properties fo:break-before="page"/>
      <style:text-properties fo:font-weight="bold" style:font-weight-asian="bold" style:font-weight-complex="bold" fo:font-size="24pt" style:font-size-asian="24pt" style:font-size-complex="24pt"/>
    </style:style>
    <style:style style:name="P2" style:parent-style-name="Standaard" style:family="paragraph">
      <style:text-properties fo:font-size="16pt" style:font-size-asian="16pt" style:font-size-complex="16pt"/>
    </style:style>
    <style:style style:name="P3" style:parent-style-name="Standaard" style:family="paragraph">
      <style:text-properties fo:font-size="16pt" style:font-size-asian="16pt" style:font-size-complex="16pt"/>
    </style:style>
    <style:style style:name="P4" style:parent-style-name="Standaard" style:family="paragraph">
      <style:text-properties fo:font-size="24pt" style:font-size-asian="24pt" style:font-size-complex="24pt"/>
    </style:style>
    <style:style style:name="P5" style:parent-style-name="Standaard" style:family="paragraph">
      <style:text-properties fo:font-size="16pt" style:font-size-asian="16pt" style:font-size-complex="16pt"/>
    </style:style>
    <style:style style:name="T6" style:parent-style-name="normaltextrun" style:family="text">
      <style:text-properties style:font-name="Calibri Light" style:font-name-complex="Calibri Light" fo:text-shadow="0.0145in 0.0145in 0.0416in #000000"/>
    </style:style>
    <style:style style:name="T7" style:parent-style-name="normaltextrun" style:family="text">
      <style:text-properties style:font-name="Calibri Light" style:font-name-complex="Calibri Light" fo:text-shadow="0.0145in 0.0145in 0.0416in #000000"/>
    </style:style>
    <style:style style:name="T8" style:parent-style-name="normaltextrun" style:family="text">
      <style:text-properties style:font-name="Calibri Light" style:font-name-complex="Calibri Light" fo:text-shadow="0.0145in 0.0145in 0.0416in #000000"/>
    </style:style>
    <style:style style:name="T9" style:parent-style-name="normaltextrun" style:family="text">
      <style:text-properties style:font-name="Calibri Light" style:font-name-complex="Calibri Light" fo:text-shadow="0.0145in 0.0145in 0.0416in #000000"/>
    </style:style>
    <style:style style:name="P10" style:parent-style-name="Standaard" style:family="paragraph">
      <style:text-properties style:font-name="Calibri Light" style:font-name-complex="Calibri Light" fo:text-shadow="0.0145in 0.0145in 0.0416in #000000" fo:language="en" fo:country="US"/>
    </style:style>
    <style:style style:name="T11" style:parent-style-name="Standaardalinea-lettertype" style:family="text">
      <style:text-properties style:font-name="Calibri Light" style:font-name-complex="Calibri Light" fo:text-shadow="0.0145in 0.0145in 0.0416in #000000" fo:language="en" fo:country="US"/>
    </style:style>
    <style:style style:name="T12" style:parent-style-name="normaltextrun" style:family="text">
      <style:text-properties style:font-name="Calibri Light" style:font-name-complex="Calibri Light" fo:text-shadow="0.0145in 0.0145in 0.0416in #000000" fo:language="en" fo:country="US"/>
    </style:style>
    <style:style style:name="T13" style:parent-style-name="spellingerror" style:family="text">
      <style:text-properties style:font-name="Calibri Light" style:font-name-complex="Calibri Light" fo:text-shadow="0.0145in 0.0145in 0.0416in #000000" fo:language="en" fo:country="US"/>
    </style:style>
    <style:style style:name="T14" style:parent-style-name="normaltextrun" style:family="text">
      <style:text-properties style:font-name="Calibri Light" style:font-name-complex="Calibri Light" fo:text-shadow="0.0145in 0.0145in 0.0416in #000000" fo:language="en" fo:country="US"/>
    </style:style>
    <style:style style:name="T15" style:parent-style-name="eop" style:family="text">
      <style:text-properties style:font-name="Calibri Light" style:font-name-complex="Calibri Light" fo:text-shadow="0.0145in 0.0145in 0.0416in #000000" fo:language="en" fo:country="US"/>
    </style:style>
    <style:style style:name="P16" style:parent-style-name="Standaard" style:family="paragraph">
      <style:text-properties style:font-name="Calibri Light" style:font-name-complex="Calibri Light" fo:text-shadow="0.0145in 0.0145in 0.0416in #000000"/>
    </style:style>
    <style:style style:name="P17" style:parent-style-name="Standaard" style:family="paragraph">
      <style:text-properties style:font-name="Calibri Light" style:font-name-complex="Calibri Light" fo:text-shadow="0.0145in 0.0145in 0.0416in #000000"/>
    </style:style>
    <style:style style:name="P18" style:parent-style-name="Standaard" style:family="paragraph">
      <style:text-properties style:font-name="Calibri Light" style:font-name-complex="Calibri Light" fo:text-shadow="0.0145in 0.0145in 0.0416in #000000"/>
    </style:style>
    <style:style style:name="P19" style:parent-style-name="Standaard" style:family="paragraph">
      <style:text-properties fo:font-size="16pt" style:font-size-asian="16pt" style:font-size-complex="16pt"/>
    </style:style>
    <style:style style:name="T20" style:parent-style-name="normaltextrun" style:family="text">
      <style:text-properties style:font-name="Calibri Light" style:font-name-complex="Calibri Light" fo:text-shadow="0.0145in 0.0145in 0.0416in #000000"/>
    </style:style>
    <style:style style:name="T21" style:parent-style-name="normaltextrun" style:family="text">
      <style:text-properties style:font-name="Calibri Light" style:font-name-complex="Calibri Light" fo:text-shadow="0.0145in 0.0145in 0.0416in #000000"/>
    </style:style>
    <style:style style:name="T22" style:parent-style-name="normaltextrun" style:family="text">
      <style:text-properties style:font-name="Calibri Light" style:font-name-complex="Calibri Light" fo:text-shadow="0.0145in 0.0145in 0.0416in #000000" fo:language="en" fo:country="US"/>
    </style:style>
    <style:style style:name="T23" style:parent-style-name="normaltextrun" style:family="text">
      <style:text-properties style:font-name="Calibri Light" style:font-name-complex="Calibri Light" fo:text-shadow="0.0145in 0.0145in 0.0416in #000000" fo:language="en" fo:country="US"/>
    </style:style>
    <style:style style:name="P24" style:parent-style-name="Standaard" style:family="paragraph">
      <style:text-properties style:font-name="Calibri Light" style:font-name-complex="Calibri Light" fo:text-shadow="0.0145in 0.0145in 0.0416in #000000" fo:language="en" fo:country="US"/>
    </style:style>
    <style:style style:name="P25" style:parent-style-name="Standaard" style:family="paragraph">
      <style:text-properties style:font-name="Calibri Light" style:font-name-complex="Calibri Light" fo:text-shadow="0.0145in 0.0145in 0.0416in #000000" fo:language="en" fo:country="US"/>
    </style:style>
    <style:style style:name="P26" style:parent-style-name="Standaard" style:family="paragraph">
      <style:text-properties fo:font-size="16pt" style:font-size-asian="16pt" style:font-size-complex="16pt" fo:language="en" fo:country="US"/>
    </style:style>
    <style:style style:name="P27" style:parent-style-name="Standaard" style:family="paragraph">
      <style:text-properties fo:font-size="16pt" style:font-size-asian="16pt" style:font-size-complex="16pt" fo:language="en" fo:country="US"/>
    </style:style>
    <style:style style:name="P28" style:parent-style-name="Standaard" style:family="paragraph">
      <style:text-properties fo:font-size="16pt" style:font-size-asian="16pt" style:font-size-complex="16pt" fo:language="en" fo:country="US"/>
    </style:style>
    <style:style style:name="P29" style:parent-style-name="Standaard" style:family="paragraph">
      <style:text-properties fo:font-size="16pt" style:font-size-asian="16pt" style:font-size-complex="16pt" fo:language="en" fo:country="US"/>
    </style:style>
    <style:style style:name="T30" style:parent-style-name="normaltextrun" style:family="text">
      <style:text-properties style:font-name="Calibri Light" style:font-name-complex="Calibri Light" fo:text-shadow="0.0145in 0.0145in 0.0416in #000000"/>
    </style:style>
    <style:style style:name="T31" style:parent-style-name="normaltextrun" style:family="text">
      <style:text-properties style:font-name="Calibri Light" style:font-name-complex="Calibri Light" fo:text-shadow="0.0145in 0.0145in 0.0416in #000000"/>
    </style:style>
    <style:style style:name="T32" style:parent-style-name="normaltextrun" style:family="text">
      <style:text-properties style:font-name="Calibri Light" style:font-name-complex="Calibri Light" fo:text-shadow="0.0145in 0.0145in 0.0416in #000000" fo:language="en" fo:country="US"/>
    </style:style>
    <style:style style:name="T33" style:parent-style-name="normaltextrun" style:family="text">
      <style:text-properties style:font-name="Calibri Light" style:font-name-complex="Calibri Light" fo:text-shadow="0.0145in 0.0145in 0.0416in #000000" fo:language="en" fo:country="US"/>
    </style:style>
    <style:style style:name="P34" style:parent-style-name="Standaard" style:family="paragraph">
      <style:text-properties style:font-name="Calibri Light" style:font-name-complex="Calibri Light" fo:text-shadow="0.0145in 0.0145in 0.0416in #000000" fo:language="en" fo:country="US"/>
    </style:style>
    <style:style style:name="P35" style:parent-style-name="Standaard" style:family="paragraph">
      <style:text-properties style:font-name="Calibri Light" style:font-name-complex="Calibri Light" fo:text-shadow="0.0145in 0.0145in 0.0416in #000000" fo:language="en" fo:country="US"/>
    </style:style>
    <style:style style:name="P36" style:parent-style-name="Standaard" style:family="paragraph">
      <style:text-properties style:font-name-complex="Calibri"/>
    </style:style>
  </office:automatic-styles>
  <office:body>
    <office:text text:use-soft-page-breaks="true">
      <text:p text:style-name="P1">Project</text:p>
      <text:p text:style-name="P2">wij maken een opdracht die we hebben gekregen van redicaale kunst, het gaat om een driehoekige tunnel met twee deuren en led strips en sensoren, die hebben afgesproken als team om te gaan maken.</text:p>
      <text:p text:style-name="P3"/>
      <text:p text:style-name="P4">Team</text:p>
      <text:p text:style-name="P5">SD: Abdi, Adnan,<text:s/></text:p>
      <text:p text:style-name="Standaard"><text:span text:style-name="T6">Overzicht punten:</text:span></text:p>
      <text:p text:style-name="Standaard"><text:span text:style-name="T7">-binnen: 8weken</text:span></text:p>
      <text:p text:style-name="Standaard"><text:span text:style-name="T8">-Arduino</text:span></text:p>
      <text:p text:style-name="Standaard"><text:span text:style-name="T9">-Nodemcux</text:span></text:p>
      <text:p text:style-name="P10">-Sensoren</text:p>
      <text:p text:style-name="Standaard"><text:span text:style-name="T11">-</text:span><text:span text:style-name="T12">1 x<text:s/></text:span><text:span text:style-name="T13">Breadboard</text:span></text:p>
      <text:p text:style-name="Standaard"><text:span text:style-name="T14">-12v Power Supply</text:span><text:span text:style-name="T15">​</text:span></text:p>
      <text:p text:style-name="P16">-Moodboard</text:p>
      <text:p text:style-name="P17">-Styleboard</text:p>
      <text:p text:style-name="P18"/>
      <text:p text:style-name="P19">RV: Denise, Bente, Kristal</text:p>
      <text:p text:style-name="Standaard"><text:span text:style-name="T20">Overzicht punten:</text:span></text:p>
      <text:p text:style-name="Standaard"><text:span text:style-name="T21">-binnen: 8weken</text:span></text:p>
      <text:p text:style-name="Standaard"><text:span text:style-name="T22">-Houten</text:span></text:p>
      <text:p text:style-name="Standaard"><text:span text:style-name="T23">-Speigelvloer</text:span></text:p>
      <text:p text:style-name="P24">-led strips</text:p>
      <text:p text:style-name="P25">-meting</text:p>
      <text:p text:style-name="P26"/>
      <text:p text:style-name="P27"/>
      <text:p text:style-name="P28"/>
      <text:p text:style-name="P29">E-C: Sam, Chiel<text:s/></text:p>
      <text:p text:style-name="Standaard"><text:span text:style-name="T30">Overzicht punten:</text:span></text:p>
      <text:p text:style-name="Standaard"><text:span text:style-name="T31">-binnen: 8weken</text:span></text:p>
      <text:p text:style-name="Standaard"><text:span text:style-name="T32">-design</text:span></text:p>
      <text:p text:style-name="Standaard"><text:span text:style-name="T33">-social media</text:span></text:p>
      <text:p text:style-name="P34">-Woord web</text:p>
      <text:p text:style-name="P35">-persona</text:p>
      <text:p text:style-name="P3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style:style style:name="normaltextrun" style:display-name="normaltextrun" style:family="text" style:parent-style-name="Standaardalinea-lettertype"/>
    <style:style style:name="spellingerror" style:display-name="spellingerror" style:family="text" style:parent-style-name="Standaardalinea-lettertype"/>
    <style:style style:name="paragraph" style:display-name="paragraph" style:family="paragraph" style:parent-style-name="Standaard">
      <style:paragraph-properties fo:margin-top="0.0694in" fo:margin-bottom="0.0694in" fo:line-height="100%"/>
      <style:text-properties style:font-name="Times New Roman" style:font-name-asian="Times New Roman" fo:font-size="12pt" style:font-size-asian="12pt" style:font-size-complex="12pt" style:language-asian="nl" style:country-asian="NL" fo:hyphenate="false"/>
    </style:style>
    <style:style style:name="eop" style:display-name="eop" style:family="text" style:parent-style-name="Standaardalinea-lettertyp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bdi Abdikarim</meta:initial-creator>
    <dc:creator>Abdi Abdikarim</dc:creator>
    <meta:creation-date>2022-12-04T20:37:00Z</meta:creation-date>
    <dc:date>2022-12-04T20:37:00Z</dc:date>
    <meta:template xlink:href="Normal.dotm" xlink:type="simple"/>
    <meta:editing-cycles>2</meta:editing-cycles>
    <meta:editing-duration>PT0S</meta:editing-duration>
    <meta:document-statistic meta:page-count="2" meta:paragraph-count="1" meta:word-count="84" meta:character-count="548" meta:row-count="3" meta:non-whitespace-character-count="465"/>
  </office:meta>
</office:document-meta>
</file>